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onsolas" fo:font-size="14pt" style:text-underline-style="solid" style:text-underline-width="auto" style:text-underline-color="font-color" fo:font-weight="bold" officeooo:rsid="0016760d" officeooo:paragraph-rsid="0016760d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Consolas" fo:font-size="12pt" officeooo:rsid="0016760d" officeooo:paragraph-rsid="0016760d" fo:background-color="#ffffff" style:font-size-asian="10.5pt" style:font-size-complex="12pt"/>
    </style:style>
    <style:style style:name="P3" style:family="paragraph" style:parent-style-name="Standard">
      <style:text-properties fo:color="#000000" style:font-name="Consolas" fo:font-size="10pt" officeooo:rsid="00184e74" officeooo:paragraph-rsid="00184e74" fo:background-color="#ffffff" style:font-size-asian="10pt" style:font-size-complex="10pt"/>
    </style:style>
    <style:style style:name="P4" style:family="paragraph" style:parent-style-name="Standard">
      <style:text-properties fo:color="#000000" style:font-name="Consolas" fo:font-size="10pt" fo:font-weight="bold" officeooo:rsid="0016760d" officeooo:paragraph-rsid="0016760d" fo:background-color="#ffffff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Consolas" fo:font-size="10pt" fo:font-weight="bold" officeooo:rsid="0016760d" officeooo:paragraph-rsid="0025f83a" fo:background-color="#ffffff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Consolas" fo:font-size="10pt" fo:font-weight="bold" officeooo:rsid="0018e1f4" officeooo:paragraph-rsid="0018e1f4" fo:background-color="#ffffff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Consolas" fo:font-size="10pt" fo:font-weight="bold" officeooo:rsid="001ad07e" officeooo:paragraph-rsid="001ad07e" fo:background-color="#ffffff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Consolas" fo:font-size="10pt" fo:font-weight="bold" officeooo:rsid="001cc19a" officeooo:paragraph-rsid="001cc19a" fo:background-color="#ffffff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Consolas" fo:font-size="9pt" officeooo:rsid="00064a19" officeooo:paragraph-rsid="0016760d" fo:background-color="#ffffff" style:font-size-asian="9pt" style:font-size-complex="9pt"/>
    </style:style>
    <style:style style:name="P10" style:family="paragraph" style:parent-style-name="Standard">
      <style:text-properties fo:color="#000000" style:font-name="Consolas" fo:font-size="9pt" officeooo:rsid="00064a19" officeooo:paragraph-rsid="0025f83a" fo:background-color="#ffffff" style:font-size-asian="9pt" style:font-size-complex="9pt"/>
    </style:style>
    <style:style style:name="P11" style:family="paragraph" style:parent-style-name="Standard">
      <style:text-properties fo:color="#000000" style:font-name="Consolas" fo:font-size="9pt" officeooo:rsid="00064a19" officeooo:paragraph-rsid="0026a237" fo:background-color="#ffffff" style:font-size-asian="9pt" style:font-size-complex="9pt"/>
    </style:style>
    <style:style style:name="P12" style:family="paragraph" style:parent-style-name="Standard">
      <style:text-properties fo:color="#000000" style:font-name="Consolas" fo:font-size="9pt" officeooo:rsid="00064a19" officeooo:paragraph-rsid="0018e1f4" fo:background-color="#ffffff" style:font-size-asian="9pt" style:font-size-complex="9pt"/>
    </style:style>
    <style:style style:name="P13" style:family="paragraph" style:parent-style-name="Standard">
      <style:text-properties fo:color="#000000" style:font-name="Consolas" fo:font-size="9pt" officeooo:rsid="0025f83a" officeooo:paragraph-rsid="0025f83a" fo:background-color="#ffffff" style:font-size-asian="9pt" style:font-size-complex="9pt"/>
    </style:style>
    <style:style style:name="P14" style:family="paragraph" style:parent-style-name="Standard">
      <style:text-properties fo:color="#000000" style:font-name="Consolas" fo:font-size="9pt" officeooo:rsid="0003f388" officeooo:paragraph-rsid="00184e74" fo:background-color="#ffffff" style:font-size-asian="9pt" style:font-size-complex="9pt"/>
    </style:style>
    <style:style style:name="P15" style:family="paragraph" style:parent-style-name="Standard">
      <style:text-properties fo:color="#000000" style:font-name="Consolas" fo:font-size="9pt" officeooo:rsid="0003f388" officeooo:paragraph-rsid="0026a237" fo:background-color="#ffffff" style:font-size-asian="9pt" style:font-size-complex="9pt"/>
    </style:style>
    <style:style style:name="P16" style:family="paragraph" style:parent-style-name="Standard">
      <style:text-properties fo:color="#000000" style:font-name="Consolas" fo:font-size="9pt" officeooo:rsid="0003f388" officeooo:paragraph-rsid="001cc19a" fo:background-color="#ffffff" style:font-size-asian="9pt" style:font-size-complex="9pt"/>
    </style:style>
    <style:style style:name="P17" style:family="paragraph" style:parent-style-name="Standard">
      <style:text-properties fo:color="#000000" style:font-name="Consolas" fo:font-size="9pt" officeooo:rsid="0018e1f4" officeooo:paragraph-rsid="0018e1f4" fo:background-color="#ffffff" style:font-size-asian="9pt" style:font-size-complex="9pt"/>
    </style:style>
    <style:style style:name="P18" style:family="paragraph" style:parent-style-name="Standard">
      <style:text-properties fo:color="#000000" style:font-name="Consolas" fo:font-size="9pt" officeooo:paragraph-rsid="0018e1f4" fo:background-color="#ffffff" style:font-size-asian="9pt" style:font-size-complex="9pt"/>
    </style:style>
    <style:style style:name="P19" style:family="paragraph" style:parent-style-name="Standard">
      <style:text-properties fo:color="#000000" style:font-name="Consolas" fo:font-size="9pt" officeooo:rsid="001ad07e" officeooo:paragraph-rsid="001ad07e" fo:background-color="#ffffff" style:font-size-asian="9pt" style:font-size-complex="9pt"/>
    </style:style>
    <style:style style:name="P20" style:family="paragraph" style:parent-style-name="Standard">
      <style:text-properties fo:color="#000000" style:font-name="Consolas" fo:font-size="9pt" officeooo:rsid="001cc19a" officeooo:paragraph-rsid="001ad07e" fo:background-color="#ffffff" style:font-size-asian="9pt" style:font-size-complex="9pt"/>
    </style:style>
    <style:style style:name="P21" style:family="paragraph" style:parent-style-name="Standard">
      <style:text-properties fo:color="#000000" style:font-name="Consolas" fo:font-size="9pt" officeooo:rsid="0025f83a" officeooo:paragraph-rsid="0025f83a" fo:background-color="#ffffff" style:font-size-asian="7.84999990463257pt" style:font-size-complex="9pt"/>
    </style:style>
    <style:style style:name="P22" style:family="paragraph" style:parent-style-name="Standard">
      <style:text-properties fo:color="#000000" style:font-name="Consolas" fo:font-size="9pt" officeooo:paragraph-rsid="002c1f26" fo:background-color="#ffffff" style:font-size-asian="7.84999990463257pt" style:font-size-complex="9pt"/>
    </style:style>
    <style:style style:name="P23" style:family="paragraph" style:parent-style-name="Standard">
      <style:text-properties fo:color="#000000" style:font-name="Consolas" fo:font-size="9pt" fo:font-style="italic" officeooo:rsid="0025f83a" officeooo:paragraph-rsid="0025f83a" fo:background-color="#ffffff" style:font-size-asian="7.84999990463257pt" style:font-style-asian="italic" style:font-size-complex="9pt" style:font-style-complex="italic"/>
    </style:style>
    <style:style style:name="P24" style:family="paragraph" style:parent-style-name="Standard">
      <style:text-properties fo:color="#000000" style:font-name="Consolas" fo:font-size="9pt" fo:font-style="italic" officeooo:rsid="0025f83a" officeooo:paragraph-rsid="0025f83a" fo:background-color="#ffffff" style:font-size-asian="9pt" style:font-style-asian="italic" style:font-size-complex="9pt" style:font-style-complex="italic"/>
    </style:style>
    <style:style style:name="P25" style:family="paragraph" style:parent-style-name="Standard">
      <style:text-properties fo:color="#000000" style:font-name="Consolas" fo:font-size="9pt" fo:font-style="italic" officeooo:rsid="0026a237" officeooo:paragraph-rsid="0026a237" fo:background-color="#ffffff" style:font-size-asian="9pt" style:font-style-asian="italic" style:font-size-complex="9pt" style:font-style-complex="italic"/>
    </style:style>
    <style:style style:name="P26" style:family="paragraph" style:parent-style-name="Standard">
      <style:text-properties fo:color="#000000" style:font-name="Consolas" fo:font-size="9pt" fo:font-style="italic" officeooo:rsid="002ab897" officeooo:paragraph-rsid="002ab897" fo:background-color="#ffffff" style:font-size-asian="9pt" style:font-style-asian="italic" style:font-size-complex="9pt" style:font-style-complex="italic"/>
    </style:style>
    <style:style style:name="P27" style:family="paragraph" style:parent-style-name="Standard">
      <style:text-properties fo:color="#000000" style:font-name="Consolas" fo:font-size="9pt" fo:font-style="italic" officeooo:rsid="002c1f26" officeooo:paragraph-rsid="002c1f26" fo:background-color="#ffffff" style:font-size-asian="9pt" style:font-style-asian="italic" style:font-size-complex="9pt" style:font-style-complex="italic"/>
    </style:style>
    <style:style style:name="P28" style:family="paragraph" style:parent-style-name="Standard">
      <style:text-properties fo:color="#008000" style:font-name="Consolas" fo:font-size="9pt" officeooo:rsid="00184e74" officeooo:paragraph-rsid="002672b8" fo:background-color="#ffffff" style:font-size-asian="9pt" style:font-size-complex="9pt"/>
    </style:style>
    <style:style style:name="P29" style:family="paragraph" style:parent-style-name="Standard">
      <style:text-properties fo:color="#008000" style:font-name="Consolas" fo:font-size="9pt" officeooo:rsid="001cc19a" officeooo:paragraph-rsid="001cc19a" fo:background-color="#ffffff" style:font-size-asian="9pt" style:font-size-complex="9pt"/>
    </style:style>
    <style:style style:name="P30" style:family="paragraph" style:parent-style-name="Standard">
      <style:text-properties fo:font-size="9pt" officeooo:rsid="00064a19" officeooo:paragraph-rsid="0025f83a" style:font-size-asian="9pt" style:font-size-complex="9pt"/>
    </style:style>
    <style:style style:name="P31" style:family="paragraph" style:parent-style-name="Standard">
      <style:text-properties fo:font-size="9pt" officeooo:rsid="0003f388" officeooo:paragraph-rsid="00184e74" style:font-size-asian="9pt" style:font-size-complex="9pt"/>
    </style:style>
    <style:style style:name="P32" style:family="paragraph" style:parent-style-name="Standard">
      <style:text-properties fo:font-size="9pt" officeooo:rsid="0003f388" officeooo:paragraph-rsid="0026a237" style:font-size-asian="9pt" style:font-size-complex="9pt"/>
    </style:style>
    <style:style style:name="P33" style:family="paragraph" style:parent-style-name="Standard">
      <style:text-properties fo:font-size="9pt" officeooo:rsid="0003f388" officeooo:paragraph-rsid="001cc19a" style:font-size-asian="9pt" style:font-size-complex="9pt"/>
    </style:style>
    <style:style style:name="P34" style:family="paragraph" style:parent-style-name="Standard">
      <style:text-properties fo:font-size="9pt" officeooo:paragraph-rsid="001ad07e" style:font-size-asian="9pt" style:font-size-complex="9pt"/>
    </style:style>
    <style:style style:name="P35" style:family="paragraph" style:parent-style-name="Standard">
      <style:text-properties fo:font-size="9pt" fo:font-style="italic" officeooo:rsid="00274c6e" officeooo:paragraph-rsid="00274c6e" style:font-size-asian="9pt" style:font-style-asian="italic" style:font-size-complex="9pt" style:font-style-complex="italic"/>
    </style:style>
    <style:style style:name="P36" style:family="paragraph" style:parent-style-name="Standard">
      <style:text-properties fo:font-size="9pt" fo:font-style="italic" officeooo:rsid="002c1f26" officeooo:paragraph-rsid="002c1f26" style:font-size-asian="9pt" style:font-style-asian="italic" style:font-size-complex="9pt" style:font-style-complex="italic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officeooo:rsid="00064a19" fo:background-color="#ffffff" loext:char-shading-value="0" style:font-size-asian="9.5pt"/>
    </style:style>
    <style:style style:name="T3" style:family="text">
      <style:text-properties fo:color="#000000" style:font-name="Consolas" fo:font-size="9.5pt" officeooo:rsid="000822b9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0cd867" fo:background-color="#ffffff" loext:char-shading-value="0" style:font-size-asian="9.5pt"/>
    </style:style>
    <style:style style:name="T5" style:family="text">
      <style:text-properties fo:color="#000000" style:font-name="Consolas" fo:background-color="#ffffff" loext:char-shading-value="0"/>
    </style:style>
    <style:style style:name="T6" style:family="text">
      <style:text-properties fo:color="#000000" style:font-name="Consolas" officeooo:rsid="000cd867" fo:background-color="#ffffff" loext:char-shading-value="0"/>
    </style:style>
    <style:style style:name="T7" style:family="text">
      <style:text-properties fo:color="#000000" style:font-name="Consolas" officeooo:rsid="000822b9" fo:background-color="#ffffff" loext:char-shading-value="0"/>
    </style:style>
    <style:style style:name="T8" style:family="text">
      <style:text-properties fo:color="#000000" style:font-name="Consolas" officeooo:rsid="00064a19" fo:background-color="#ffffff" loext:char-shading-value="0"/>
    </style:style>
    <style:style style:name="T9" style:family="text">
      <style:text-properties fo:color="#000000" style:font-name="Consolas" officeooo:rsid="0035d03e" fo:background-color="#ffffff" loext:char-shading-value="0"/>
    </style:style>
    <style:style style:name="T10" style:family="text">
      <style:text-properties fo:color="#000000" style:font-name="Consolas" fo:font-weight="bold" fo:background-color="#ffffff" loext:char-shading-value="0" style:font-weight-asian="bold" style:font-weight-complex="bold"/>
    </style:style>
    <style:style style:name="T11" style:family="text">
      <style:text-properties fo:color="#0000ff" style:font-name="Consolas" fo:background-color="#ffffff" loext:char-shading-value="0"/>
    </style:style>
    <style:style style:name="T12" style:family="text">
      <style:text-properties fo:color="#0000ff" officeooo:rsid="00064a19"/>
    </style:style>
    <style:style style:name="T13" style:family="text">
      <style:text-properties officeooo:rsid="00169503"/>
    </style:style>
    <style:style style:name="T14" style:family="text">
      <style:text-properties officeooo:rsid="00190a6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32c91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5bafd" style:font-style-asian="italic" style:font-style-complex="italic"/>
    </style:style>
    <style:style style:name="T19" style:family="text">
      <style:text-properties fo:font-style="italic" fo:font-weight="normal" officeooo:rsid="002c1f26" style:font-style-asian="italic" style:font-weight-asian="normal" style:font-style-complex="italic" style:font-weight-complex="normal"/>
    </style:style>
    <style:style style:name="T20" style:family="text">
      <style:text-properties officeooo:rsid="00064a1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74c6e" style:font-weight-asian="bold" style:font-weight-complex="bold"/>
    </style:style>
    <style:style style:name="T23" style:family="text">
      <style:text-properties officeooo:rsid="0026a237"/>
    </style:style>
    <style:style style:name="T24" style:family="text">
      <style:text-properties officeooo:rsid="00274c6e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officeooo:rsid="002e1dbb"/>
    </style:style>
    <style:style style:name="T27" style:family="text">
      <style:text-properties officeooo:rsid="0031928a"/>
    </style:style>
    <style:style style:name="T28" style:family="text">
      <style:text-properties officeooo:rsid="0035b7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Global<text:span text:style-name="T26">e</text:span>s y funciones</text:p>
      <text:p text:style-name="P2"/>
      <text:p text:style-name="P4">1) Funciones de pintado de Boards</text:p>
      <text:p text:style-name="P23"><text:span text:style-name="T15"/></text:p>
      <text:p text:style-name="P23"><text:span text:style-name="T15">Solamente </text:span><text:span text:style-name="T16">se </text:span><text:span text:style-name="T15">dibujan las estructuras de paneles vacíos, combos completos y tablas vacías.</text:span></text:p>
      <text:p text:style-name="P21"><text:span text:style-name="T15"/></text:p>
      <text:p text:style-name="P9">PaintRootBoard()</text:p>
      <text:p text:style-name="P9">PaintAdminBoard()</text:p>
      <text:p text:style-name="P9">PaintUserBoard()</text:p>
      <text:p text:style-name="P9"/>
      <text:p text:style-name="P11">Panel panelListAdmins, <text:s/>panelListUsers, <text:s/>panelListDevices;</text:p>
      <text:p text:style-name="P10">ComboBox cboxMonth_mon, cboxYear_mon, cboxMonth_day, cboxYear_day;</text:p>
      <text:p text:style-name="P10">DataGridView dgv_admin_mon, dgv_user_mon, dgv_user_day, dgv_user_now;</text:p>
      <text:p text:style-name="P10"/>
      <text:p text:style-name="P5">2) <text:span text:style-name="T13">Funciones de carga y comparación de listas (admins,users,devices)</text:span></text:p>
      <text:p text:style-name="P13"/>
      <text:p text:style-name="P13">C<text:span text:style-name="T17">argado fresco de listas por HTTP cada 1 </text:span><text:span text:style-name="T18">sec</text:span></text:p>
      <text:p text:style-name="P13"/>
      <text:p text:style-name="P30"><text:span text:style-name="T5">List&lt;User&gt; LoadAdmins(</text:span><text:span text:style-name="T11">string</text:span><text:span text:style-name="T5"> csv)</text:span></text:p>
      <text:p text:style-name="P30"><text:span text:style-name="T5">List&lt;User&gt; LoadUsers(</text:span><text:span text:style-name="T11">string</text:span><text:span text:style-name="T5"> csv)</text:span></text:p>
      <text:p text:style-name="P30"><text:span text:style-name="T5">List&lt;Device&gt; LoadDevices(</text:span><text:span text:style-name="T11">string</text:span><text:span text:style-name="T5"> csv)</text:span></text:p>
      <text:p text:style-name="P10"/>
      <text:p text:style-name="P24">Comparación de listas nuevas con anteriores para ver si hay bajas/altas <text:span text:style-name="T23">(novedades)</text:span></text:p>
      <text:p text:style-name="P13"/>
      <text:p text:style-name="P30"><text:span text:style-name="T11">bool</text:span><text:span text:style-name="T5"> CompareListOfUsers(List&lt;User&gt; users1, List&lt;User&gt; users2)</text:span></text:p>
      <text:p text:style-name="P30"><text:span text:style-name="T11">bool</text:span><text:span text:style-name="T5"> CompareListOfDevices(List&lt;Device&gt; devs1, List&lt;Device&gt; devs2)</text:span></text:p>
      <text:p text:style-name="P10"/>
      <text:p text:style-name="P3"><text:span text:style-name="T21">3) Funciones de dibujado y update de paneles (admins,users,devices)</text:span></text:p>
      <text:p text:style-name="P25"/>
      <text:p text:style-name="P25">Rellenamos los paneles con el contenido de las listas si <text:span text:style-name="T22">SI</text:span> hay novedades</text:p>
      <text:p text:style-name="P28"><text:span text:style-name="T5"/></text:p>
      <text:p text:style-name="P31"><text:span text:style-name="T11">void</text:span><text:span text:style-name="T5"> DrawAdminsPanel(List&lt;User&gt; users, Panel panel)</text:span></text:p>
      <text:p text:style-name="P31"><text:span text:style-name="T11">void</text:span><text:span text:style-name="T5"> DrawUsersPanel(List&lt;User&gt; users, Panel panel)</text:span></text:p>
      <text:p text:style-name="P31"><text:span text:style-name="T11">void</text:span><text:span text:style-name="T5"> DrawDevicesPanel(List&lt;Device&gt; devices, Panel panel)</text:span></text:p>
      <text:p text:style-name="P31"><text:span text:style-name="T5"/></text:p>
      <text:p text:style-name="P35"><text:span text:style-name="T5">Actualizamos el texto de los paneles, si </text:span><text:span text:style-name="T10">NO</text:span><text:span text:style-name="T5"> hay novedades</text:span></text:p>
      <text:p text:style-name="P14"><text:span text:style-name="T5"/></text:p>
      <text:p text:style-name="P32"><text:span text:style-name="T11">void</text:span><text:span text:style-name="T5"> UpdateAdminsPanel(List&lt;User&gt; users, Panel panel)</text:span></text:p>
      <text:p text:style-name="P32"><text:span text:style-name="T11">void</text:span><text:span text:style-name="T5"> UpdateUsersPanel(List&lt;User&gt; users, Panel panel)</text:span></text:p>
      <text:p text:style-name="P32"><text:span text:style-name="T11">void</text:span><text:span text:style-name="T5"> UpdateDevicesPanel(List&lt;Device&gt; devices, Panel panel)</text:span></text:p>
      <text:p text:style-name="P15"><text:span text:style-name="T11"/></text:p>
      <text:p text:style-name="P6">4) Carga y actualización de Data<text:span text:style-name="T14">G</text:span>ridViews</text:p>
      <text:p text:style-name="P26"/>
      <text:p text:style-name="P26">Llenado y actualización de datos de las tablas según eventos <text:span text:style-name="T28">en</text:span> los combos o cada 1 sec en now</text:p>
      <text:p text:style-name="P17"/>
      <text:p text:style-name="P18"><text:span text:style-name="T12">void</text:span><text:span text:style-name="T20"> LoadStatsOnDGV(DataGridView dgv, </text:span><text:span text:style-name="T12">string</text:span><text:span text:style-name="T20"> csv, </text:span><text:span text:style-name="T12">string</text:span><text:span text:style-name="T20"> sum)</text:span></text:p>
      <text:p text:style-name="P12"/>
      <text:p text:style-name="P7">5) Formularios para meter datos</text:p>
      <text:p text:style-name="P27"/>
      <text:p text:style-name="P27">Forms para entrar datos nuevos o updates en los paneles (admin,user,devices)</text:p>
      <text:p text:style-name="P19"/>
      <text:p text:style-name="P34"><text:span text:style-name="T5">FormLogin formLogin = </text:span><text:span text:style-name="T11">new</text:span><text:span text:style-name="T5"> FormLogin();</text:span></text:p>
      <text:p text:style-name="P34"><text:span text:style-name="T5">FormUser formUser = </text:span><text:span text:style-name="T11">new</text:span><text:span text:style-name="T5"> FormUser();</text:span></text:p>
      <text:p text:style-name="P34"><text:span text:style-name="T5">FormDevice formDevice = </text:span><text:span text:style-name="T11">new</text:span><text:span text:style-name="T5"> FormDevice();</text:span></text:p>
      <text:p text:style-name="P20"/>
      <text:p text:style-name="P8"><text:span text:style-name="T27">6</text:span>) Event Handlers de todos los eventos</text:p>
      <text:p text:style-name="P22"><text:span text:style-name="T19"/></text:p>
      <text:p text:style-name="P22"><text:span text:style-name="T19">Eventos de los elementos de los paneles (admins,users,devices)</text:span></text:p>
      <text:p text:style-name="P22"><text:span text:style-name="T19"/></text:p>
      <text:p text:style-name="P16">handlerAdmins_Click()</text:p>
      <text:p text:style-name="P33"><text:span text:style-name="T5">handlerUsers_Click</text:span><text:span text:style-name="T6">()</text:span></text:p>
      <text:p text:style-name="P33"><text:span text:style-name="T5">handlerDevices_Click</text:span><text:span text:style-name="T7">()</text:span></text:p>
      <text:p text:style-name="P33"><text:span text:style-name="T7"/></text:p>
      <text:p text:style-name="P36"><text:span text:style-name="T7">E</text:span><text:span text:style-name="T5">ventos de selección de </text:span><text:span text:style-name="T9">Fechas</text:span><text:span text:style-name="T5"> en los combos de las tablas DGV</text:span></text:p>
      <text:p text:style-name="P36"><text:span text:style-name="T5"/></text:p>
      <text:p text:style-name="P33"><text:span text:style-name="T5">handlerCombos_SelectedIndexChanged</text:span><text:span text:style-name="T8">()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20:22.230000000</meta:creation-date>
    <meta:generator>LibreOffice/5.4.7.2$Windows_X86_64 LibreOffice_project/c838ef25c16710f8838b1faec480ebba495259d0</meta:generator>
    <dc:date>2018-10-25T17:07:32.205000000</dc:date>
    <meta:editing-duration>PT1H9M46S</meta:editing-duration>
    <meta:editing-cycles>45</meta:editing-cycles>
    <meta:document-statistic meta:table-count="0" meta:image-count="0" meta:object-count="0" meta:page-count="1" meta:paragraph-count="41" meta:word-count="246" meta:character-count="2010" meta:non-whitespace-character-count="1803"/>
  </office:meta>
</office:document-meta>
</file>